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205d2" officeooo:paragraph-rsid="001205d2"/>
    </style:style>
    <style:style style:name="T1" style:family="text">
      <style:text-properties officeooo:rsid="001205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Tarefa</text:p>
      <text:p text:style-name="Standard"/>
      <text:p text:style-name="Standard">1 - Apresente aspectos de qualidade sob o ponto de vista do usuário, desenvolvedor e gerente. </text:p>
      <text:p text:style-name="Standard"><text:s text:c="4"/>dentro do processo <text:span text:style-name="T1">não</text:span> se fala <text:span text:style-name="T1">só</text:span> do <text:span text:style-name="T1">qualidade</text:span> do produto, mas sim em qualidade de processo,</text:p>
      <text:p text:style-name="Standard"><text:s text:c="4"/>usuário: o interesse fica concentrado principalmente no uso de software:facilidade de uso, requisitos atendidos</text:p>
      <text:p text:style-name="Standard"><text:s text:c="4"/>desenvolvedor: a <text:span text:style-name="T1">qualidade</text:span> fica mais voltada as <text:span text:style-name="T1">características</text:span> internas do software,legibilidade, testabilidade,<text:span text:style-name="T1">eficiência</text:span></text:p>
      <text:p text:style-name="Standard"><text:s text:c="4"/>gerente:a qualidade do produto <text:span text:style-name="T1">não</text:span> pode ser desvinculada dos interesses da organizacao:custo e prazos</text:p>
      <text:p text:style-name="Standard"/>
      <text:p text:style-name="Standard"/>
      <text:p text:style-name="Standard"/>
      <text:p text:style-name="Standard">2 - Apresente aspectos de qualidade para as seguintes aplicações:</text:p>
      <text:p text:style-name="Standard"/>
      <text:p text:style-name="Standard">--&gt; sistema <text:span text:style-name="T1">aviônica</text:span></text:p>
      <text:p text:style-name="Standard"><text:s text:c="4"/>sistema <text:span text:style-name="T1">aviônica</text:span>, exige do software um grande <text:span text:style-name="T1">perceptiva</text:span> em <text:s/><text:span text:style-name="T1">questão</text:span> de <text:span text:style-name="T1">precisão</text:span>, pois esses software, </text:p>
      <text:p text:style-name="Standard"><text:s text:c="4"/><text:span text:style-name="T1">são</text:span> software que se vir a falhar pode-se trazer a morte, sendo um software de grande risco, por isso software</text:p>
      <text:p text:style-name="Standard"><text:s text:c="4"/>desse tipo no seu processo ele muito mais focado processo, para obter a <text:span text:style-name="T1">máxima</text:span> qualidade no <text:span text:style-name="T1">desenvolvimento</text:span>,</text:p>
      <text:p text:style-name="Standard"><text:s text:c="4"/>para que <text:span text:style-name="T1">não</text:span> venha a falha durante a sua execução</text:p>
      <text:p text:style-name="Standard"/>
      <text:p text:style-name="Standard">--&gt; software embarcado de uma máquina de <text:span text:style-name="T1">refrigerante</text:span></text:p>
      <text:p text:style-name="Standard">software e um software que <text:span text:style-name="T1">não</text:span> exige muito, mas busca mais agilidade, pois esse tipo de <text:span text:style-name="T1">software</text:span> <text:span text:style-name="T1">não</text:span> <text:span text:style-name="T1">trás</text:span> risco a pessoas</text:p>
      <text:p text:style-name="Standard"><text:span text:style-name="T1">então</text:span> nesses software tenta atender agilidade e <text:span text:style-name="T1">rapidez</text:span> do software, para comodidade do cliente</text:p>
      <text:p text:style-name="Standard"/>
      <text:p text:style-name="Standard">--&gt; sistema para folha de pagamento</text:p>
      <text:p text:style-name="Standard">esse software e um software mais processual, ele <text:span text:style-name="T1">não</text:span> pode cometer erros, e busca a mais <text:span text:style-name="T1">segurança</text:span> <text:span text:style-name="T1">possível</text:span> para que <text:span text:style-name="T1">não</text:span> venha</text:p>
      <text:p text:style-name="Standard">a vir furos, onde <text:span text:style-name="T1">hacker</text:span> <text:span text:style-name="T1">não</text:span> possam alterar ou invadir,esse software <text:span text:style-name="T1">não</text:span> vem necessidade de <text:span text:style-name="T1">precisão</text:span>, pois ele <text:span text:style-name="T1">não</text:span> pode </text:p>
      <text:p text:style-name="Standard">por em risco a vida humana, certo ponto de vista, quanto mais seguro melhor e o software</text:p>
      <text:p text:style-name="Standard"/>
      <text:p text:style-name="Standard">--&gt; sistema de frente de caixa</text:p>
      <text:p text:style-name="P1">esse tipo de sistema tem de ser mais confiante, <text:s/>não exige um precisão grande mais tende de ser fácil ágil e fácil manutenção, exige-se também que abrangência, atenda o máximo possível a necessidade de cliente, exige um confiabilidade muito maior, pois o controle que esses oftware vai ter e muito grande, e se chegar falhar pode trazer grandes consequências, mas não necessariamente consequência de vida, mas sim prejuízos] financeiros</text:p>
      <text:p text:style-name="Standard"><text:s text:c="4"/></text:p>
      <text:p text:style-name="Standard">--&gt; sistema embarcado de um marcapasso</text:p>
      <text:p text:style-name="P1">esse software, exige ser rápido e pratico, e mais seguro, pois se um marca passo falhar pode trazer a morte, esse sistema deve sempre ter uma segunda opção onde ele possa interagir,garantido que ele não falhe,o software tem de ser leve, e fácil manutenibilidade, sem a justificativa de falhas</text:p>
      <text:p text:style-name="Standard"/>
      <text:p text:style-name="Standard"/>
      <text:p text:style-name="Standard">--&gt; um jogo para celular</text:p>
      <text:p text:style-name="P1">um dos software mais tranquilos, o foco maior e o lazer de quem o usa, não traz risco, pois seu trabalho e finalidade de entretenimento, não ponha em risco a vida humana, e também não envolve <text:soft-page-break/>a questão financeira de um cliente, mas sempre se busca a melhor eficiência para o software, para que ele possa comportar o máximo possível de aparelho, e de pessoas utilizan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9:59:19.150617797</meta:creation-date>
    <dc:date>2019-10-16T20:11:54.884217244</dc:date>
    <meta:editing-duration>PT5S</meta:editing-duration>
    <meta:editing-cycles>1</meta:editing-cycles>
    <meta:document-statistic meta:table-count="0" meta:image-count="0" meta:object-count="0" meta:page-count="2" meta:paragraph-count="26" meta:word-count="465" meta:character-count="2843" meta:non-whitespace-character-count="2367"/>
    <meta:generator>LibreOffice/6.1.5.2$Linux_X86_64 LibreOffice_project/10$Build-2</meta:generator>
  </office:meta>
</office:document-meta>
</file>